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330000002166D7CF892CF143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1.27cm" loext:contextual-spacing="false" fo:line-height="100%" fo:text-align="end" style:justify-single-word="false"/>
    </style:style>
    <style:style style:name="P2" style:family="paragraph" style:parent-style-name="Standard">
      <style:paragraph-properties fo:text-align="center" style:justify-single-word="false"/>
    </style:style>
    <style:style style:name="P3" style:family="paragraph" style:parent-style-name="List_20_Paragraph">
      <style:paragraph-properties fo:margin-left="1.27cm" fo:margin-right="0cm" fo:margin-top="0cm" fo:margin-bottom="0.212cm" loext:contextual-spacing="false" fo:line-height="100%" fo:text-indent="0cm" style:auto-text-indent="false"/>
      <style:text-properties fo:color="#00000a" style:font-name="Verdana"/>
    </style:style>
    <style:style style:name="P4" style:family="paragraph" style:parent-style-name="List_20_Paragraph">
      <style:paragraph-properties fo:margin-left="0cm" fo:margin-right="0cm" fo:margin-top="0cm" fo:margin-bottom="0.212cm" loext:contextual-spacing="false" fo:line-height="100%" fo:text-indent="0cm" style:auto-text-indent="false"/>
      <style:text-properties fo:color="#00000a" style:font-name="Verdana"/>
    </style:style>
    <style:style style:name="P5" style:family="paragraph" style:parent-style-name="List_20_Paragraph">
      <style:paragraph-properties fo:margin-left="2.54cm" fo:margin-right="0cm" fo:margin-top="0cm" fo:margin-bottom="0.212cm" loext:contextual-spacing="false" fo:line-height="100%" fo:text-indent="0cm" style:auto-text-indent="false"/>
      <style:text-properties fo:color="#00000a" style:font-name="Verdana" fo:font-weight="bold" style:font-weight-asian="bold"/>
    </style:style>
    <style:style style:name="P6" style:family="paragraph" style:parent-style-name="Seção">
      <style:text-properties fo:color="#00000a" style:font-name="Verdana"/>
    </style:style>
    <style:style style:name="P7" style:family="paragraph" style:parent-style-name="Seção">
      <style:paragraph-properties fo:line-height="150%"/>
      <style:text-properties fo:color="#00000a" style:font-name="Verdana"/>
    </style:style>
    <style:style style:name="P8" style:family="paragraph" style:parent-style-name="Standard" style:master-page-name="Standard">
      <style:paragraph-properties style:page-number="1"/>
      <style:text-properties fo:color="#00000a" style:font-name="Verdana" fo:font-size="20pt" style:font-size-asian="20pt" style:font-size-complex="20pt"/>
    </style:style>
    <style:style style:name="P9" style:family="paragraph" style:parent-style-name="List_20_Paragraph" style:list-style-name="WWNum1">
      <style:paragraph-properties fo:margin-left="0.501cm" fo:margin-right="0cm" fo:margin-top="0cm" fo:margin-bottom="0.212cm" loext:contextual-spacing="false" fo:line-height="100%" fo:text-indent="-0.501cm" style:auto-text-indent="false"/>
    </style:style>
    <style:style style:name="P10" style:family="paragraph" style:parent-style-name="List_20_Paragraph" style:list-style-name="WWNum1">
      <style:paragraph-properties fo:margin-left="0.501cm" fo:margin-right="0cm" fo:margin-top="0cm" fo:margin-bottom="0.212cm" loext:contextual-spacing="false" fo:line-height="100%" fo:text-indent="-0.501cm" style:auto-text-indent="false"/>
      <style:text-properties fo:color="#00000a" style:font-name="Verdana"/>
    </style:style>
    <style:style style:name="P11" style:family="paragraph" style:parent-style-name="List_20_Paragraph" style:list-style-name="WWNum1">
      <style:paragraph-properties fo:margin-top="0cm" fo:margin-bottom="0.212cm" loext:contextual-spacing="false" fo:line-height="100%"/>
    </style:style>
    <style:style style:name="P12" style:family="paragraph" style:parent-style-name="List_20_Paragraph" style:list-style-name="WWNum1">
      <style:paragraph-properties fo:margin-top="0cm" fo:margin-bottom="0.212cm" loext:contextual-spacing="false" fo:line-height="100%"/>
      <style:text-properties officeooo:paragraph-rsid="0017c81b"/>
    </style:style>
    <style:style style:name="P13" style:family="paragraph" style:parent-style-name="List_20_Paragraph" style:list-style-name="WWNum1">
      <style:paragraph-properties fo:margin-top="0cm" fo:margin-bottom="0.212cm" loext:contextual-spacing="false" fo:line-height="100%"/>
      <style:text-properties fo:color="#00000a" style:font-name="Verdana" fo:font-weight="bold" officeooo:rsid="0019c549" officeooo:paragraph-rsid="0019c549" style:font-weight-asian="bold"/>
    </style:style>
    <style:style style:name="P14" style:family="paragraph" style:parent-style-name="List_20_Paragraph" style:list-style-name="WWNum1">
      <style:paragraph-properties fo:margin-top="0cm" fo:margin-bottom="0.212cm" loext:contextual-spacing="false" fo:line-height="100%"/>
      <style:text-properties fo:color="#00000a" style:font-name="Verdana" fo:font-weight="bold" style:font-weight-asian="bold"/>
    </style:style>
    <style:style style:name="P15" style:family="paragraph" style:parent-style-name="List_20_Paragraph" style:list-style-name="WWNum1">
      <style:paragraph-properties fo:margin-top="0cm" fo:margin-bottom="0.212cm" loext:contextual-spacing="false" fo:line-height="100%"/>
      <style:text-properties fo:color="#00000a" style:font-name="Verdana" fo:font-weight="bold" officeooo:paragraph-rsid="0017c81b" style:font-weight-asian="bold"/>
    </style:style>
    <style:style style:name="P16" style:family="paragraph" style:parent-style-name="List_20_Paragraph" style:list-style-name="WWNum1">
      <style:paragraph-properties fo:margin-top="0cm" fo:margin-bottom="0.212cm" loext:contextual-spacing="false" fo:line-height="100%"/>
      <style:text-properties fo:color="#00000a" style:font-name="Verdana"/>
    </style:style>
    <style:style style:name="P17" style:family="paragraph" style:parent-style-name="List_20_Paragraph">
      <style:paragraph-properties fo:margin-left="2.54cm" fo:margin-right="0cm" fo:margin-top="0cm" fo:margin-bottom="0.212cm" loext:contextual-spacing="false" fo:line-height="100%" fo:text-indent="0cm" style:auto-text-indent="false"/>
      <style:text-properties fo:color="#00000a" style:font-name="Verdana"/>
    </style:style>
    <style:style style:name="P18" style:family="paragraph" style:parent-style-name="List_20_Paragraph">
      <style:paragraph-properties fo:margin-left="1.27cm" fo:margin-right="0cm" fo:margin-top="0cm" fo:margin-bottom="0.212cm" loext:contextual-spacing="false" fo:line-height="100%" fo:text-indent="0cm" style:auto-text-indent="false"/>
      <style:text-properties fo:color="#00000a" style:font-name="Verdana"/>
    </style:style>
    <style:style style:name="P19" style:family="paragraph" style:parent-style-name="Seção">
      <style:text-properties fo:color="#00000a" style:font-name="Verdana"/>
    </style:style>
    <style:style style:name="P20" style:family="paragraph" style:parent-style-name="Seção" style:list-style-name="WWNum2">
      <style:paragraph-properties fo:line-height="150%"/>
      <style:text-properties fo:color="#00000a" style:font-name="Verdana"/>
    </style:style>
    <style:style style:name="P21" style:family="paragraph">
      <loext:graphic-properties draw:fill="none"/>
      <style:paragraph-properties fo:text-align="start"/>
      <style:text-properties fo:font-size="18pt"/>
    </style:style>
    <style:style style:name="T1" style:family="text">
      <style:text-properties fo:color="#00000a" style:font-name="Verdana"/>
    </style:style>
    <style:style style:name="T2" style:family="text">
      <style:text-properties fo:color="#00000a" style:font-name="Verdana" fo:font-weight="bold" style:font-weight-asian="bold"/>
    </style:style>
    <style:style style:name="T3" style:family="text">
      <style:text-properties fo:color="#00000a" style:font-name="Verdana" fo:font-weight="bold" officeooo:rsid="0017c81b" style:font-weight-asian="bold"/>
    </style:style>
    <style:style style:name="T4" style:family="text">
      <style:text-properties fo:color="#00000a" style:font-name="Verdana" fo:font-weight="bold" officeooo:rsid="0017f17a" style:font-weight-asian="bold"/>
    </style:style>
    <style:style style:name="T5" style:family="text">
      <style:text-properties fo:color="#00000a" style:font-name="Verdana" fo:font-weight="bold" officeooo:rsid="001978b0" style:font-weight-asian="bold"/>
    </style:style>
    <style:style style:name="T6" style:family="text">
      <style:text-properties fo:color="#00000a" style:font-name="Verdana" fo:font-weight="bold" officeooo:rsid="001a227e" style:font-weight-asian="bold"/>
    </style:style>
    <style:style style:name="T7" style:family="text">
      <style:text-properties fo:color="#00000a" style:font-name="Verdana" fo:font-weight="bold" officeooo:rsid="001e02ce" style:font-weight-asian="bold"/>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26cm" fo:margin-bottom="0.026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35cm" fo:margin-bottom="0.01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18cm" fo:margin-bottom="0.035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35cm" svg:stroke-color="#b9bec7" draw:stroke-linejoin="round" draw:fill="none" draw:textarea-vertical-align="top" draw:auto-grow-height="false" fo:min-height="0cm" fo:min-width="15.265cm" fo:padding-top="0.125cm" fo:padding-bottom="0.125cm" fo:padding-left="0.25cm" fo:padding-right="0.25cm" fo:wrap-option="wrap" fo:margin-left="0.34cm" fo:margin-right="0.34cm" fo:margin-top="0.042cm" fo:margin-bottom="0.037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abio Nogueira do Carmo]</text:p>
      <text:p text:style-name="Standard"><text:span text:style-name="T1">Brasileiro, [Solteiro] <text:line-break/>[Endereço – Rua Santana. + 38 ]<text:line-break/>[Centro] – [Lavras] – [MG]<text:line-break/>Telefone: [(35)99167-7588] / E-mail: [</text:span><text:a xlink:type="simple" xlink:href="mailto:fabio.carmo@computacao.ufla.br" text:style-name="ListLabel_20_225" text:visited-style-name="ListLabel_20_225"><text:span text:style-name="Link_20_da_20_Internet"><text:span text:style-name="T1">fabio.carmo@computacao.ufla.br</text:span></text:span></text:a><text:span text:style-name="T1">] [</text:span><text:a xlink:type="simple" xlink:href="https://www.linkedin.com/in/fabio-nogueira-2b380b109/" text:style-name="ListLabel_20_225" text:visited-style-name="ListLabel_20_225"><text:span text:style-name="Link_20_da_20_Internet"><text:span text:style-name="T1">https://www.linkedin.com/in/fabio-nogueira-2b380b109/</text:span></text:span></text:a><text:span text:style-name="T1">] <text:line-break/></text:span></text:p>
      <text:p text:style-name="P6">objetivo</text:p>
      <text:p text:style-name="P6"><draw:custom-shape text:anchor-type="paragraph" draw:z-index="3" draw:name="Conector de seta reta 7" draw:style-name="gr1" draw:text-style-name="P21" svg:width="15.765cm" svg:height="0.022cm" svg:x="0.011cm" svg:y="0.213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text:list xml:id="list1951330884" text:style-name="WWNum2">
        <text:list-item>
          <text:p text:style-name="P20"><text:s/>Desenvolvedor WEB Front-END </text:p>
        </text:list-item>
      </text:list>
      <text:p text:style-name="P7"><text:bookmark text:name="_GoBack"/></text:p>
      <text:p text:style-name="P6"/>
      <text:p text:style-name="P6">FORMAÇÃO</text:p>
      <text:p text:style-name="P6"><draw:custom-shape text:anchor-type="paragraph" draw:z-index="4" draw:name="Conector de seta reta 6" draw:style-name="gr2" draw:text-style-name="P21" svg:width="15.765cm" svg:height="0.022cm" svg:x="0.011cm" svg:y="0.37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line-break/></text:p>
      <text:list xml:id="list1035731254" text:style-name="WWNum1">
        <text:list-item>
          <text:p text:style-name="P10">Bacharelado - Ciência da Computação – Universidade Federal de Lavras - em Curso - 2019/01</text:p>
        </text:list-item>
        <text:list-item>
          <text:p text:style-name="P10">Licenciatura em Matématica – Universidade Federal de Lavras - Incompleto – (2008/02 – 2010/02).</text:p>
        </text:list-item>
      </text:list>
      <text:p text:style-name="P4"/>
      <text:p text:style-name="P6">EXPERIÊNCIA PROFISSIONAL</text:p>
      <text:p text:style-name="P6"><draw:custom-shape text:anchor-type="paragraph" draw:z-index="5" draw:name="Conector de seta reta 5" draw:style-name="gr3" draw:text-style-name="P21" svg:width="15.765cm" svg:height="0.022cm" svg:x="0.011cm" svg:y="0.37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line-break/></text:p>
      <text:list xml:id="list123502729685789" text:continue-numbering="true" text:style-name="WWNum1">
        <text:list-item>
          <text:p text:style-name="P12"><text:span text:style-name="T2">[2018/</text:span><text:span text:style-name="T3">08</text:span><text:span text:style-name="T2"> 2018/</text:span><text:span text:style-name="T3">11 ]</text:span><text:span text:style-name="T2"> – </text:span><text:span text:style-name="T6">Innovation Ioasys</text:span><text:span text:style-name="T1"><text:line-break/>Cargo: Estagiário.<text:line-break/>Principais atividades: </text:span></text:p>
        </text:list-item>
        <text:list-item>
          <text:p text:style-name="P12"><text:span text:style-name="T2">1) Full-Stack no App </text:span><text:span text:style-name="T5">Cuidar de Todos</text:span><text:span text:style-name="T2">, atráves de bibliotecas </text:span><text:span text:style-name="T5">Ruby como rubymine, bibliotecas </text:span><text:span text:style-name="T2">javascript como </text:span><text:span text:style-name="T5">Angular 1 </text:span><text:span text:style-name="T2">e utilizando banco de </text:span><text:span text:style-name="T5">d</text:span><text:span text:style-name="T2">ados relacional M</text:span><text:span text:style-name="T5">ysql.</text:span></text:p>
        </text:list-item>
        <text:list-item>
          <text:p text:style-name="P13">2) Full-Stack no App Pizzaria Mangabeira,.</text:p>
          <text:p text:style-name="P15"/>
        </text:list-item>
        <text:list-item>
          <text:p text:style-name="P11"><text:span text:style-name="T2">[201</text:span><text:span text:style-name="T4">7</text:span><text:span text:style-name="T2">/</text:span><text:span text:style-name="T4">09</text:span><text:span text:style-name="T2"> </text:span><text:span text:style-name="T4">2018/07</text:span><text:span text:style-name="T2">] – Zeester Negócios Inteligentes</text:span><text:span text:style-name="T1"><text:line-break/>Cargo: Estagiário.<text:line-break/>Principais atividades: </text:span></text:p>
        </text:list-item>
        <text:list-item>
          <text:p text:style-name="P14">1) Full-Stack developer no App MinhaREP, atráves de bibliotecas javascript como React, Redux, e utilizando banco de Dados não-relacional MongoDB.</text:p>
        </text:list-item>
        <text:list-item>
          <text:p text:style-name="P14">2) Desenvolvedor FrontEnd no Aplicativo Odontogram</text:p>
        </text:list-item>
        <text:list-item>
          <text:p text:style-name="P11"><text:span text:style-name="T2">[2017/01 2017/06] – Comp Junior Universidade Federal de Lavras</text:span><text:span text:style-name="T1"><text:line-break/>Cargo: Trainee<text:line-break/>Principais atividades: </text:span></text:p>
        </text:list-item>
        <text:list-item>
          <text:p text:style-name="P16">1) Software developer na Gestão de Projetos</text:p>
        </text:list-item>
      </text:list>
      <text:p text:style-name="P5"/>
      <text:list xml:id="list123503624815109" text:continue-numbering="true" text:style-name="WWNum1">
        <text:list-item>
          <text:p text:style-name="P11"><text:span text:style-name="T2">[2016/01 até agora] – Universidade Federal de Lavras</text:span><text:span text:style-name="T1"><text:line-break/>Cargo: Iniciador Científico<text:line-break/>Principais atividades: </text:span></text:p>
        </text:list-item>
      </text:list>
      <text:p text:style-name="P17"><text:soft-page-break/>1) Estudo sobre problemas de usabilidade e acessibilidade encontrados por usuários com deficiência visual;</text:p>
      <text:p text:style-name="P17">2) Estudo a respeito de guidelines para o desenvolvimento de softwares para usuários com deficiência visual;</text:p>
      <text:p text:style-name="P17">3) Levantamento de componentes de software(WEB) capazes de suportar as características encontradas no item1, CSS3 HTML5, JAVA, MOSQUITTO, JQuery;</text:p>
      <text:p text:style-name="P17">4) Modelagem e desenvolvimento de um software para controle de equipamentos domésticos que utilizam comunicação infravermelho.</text:p>
      <text:p text:style-name="P17">5) Acessibilidade de casas inteligentes para usuários com deficiências visuais: uma avaliação de aplicações móveis para automação residencial")</text:p>
      <text:list xml:id="list123502128860261" text:continue-numbering="true" text:style-name="WWNum1">
        <text:list-item>
          <text:p text:style-name="P11"><text:span text:style-name="T2">[2014-2015] – Prefeitura Municipal de Lavras </text:span><text:span text:style-name="T1"><text:line-break/>Cargo: Discente em Matématica no Cursinho Pré-vestibular Na Pegada <text:line-break/></text:span></text:p>
        </text:list-item>
      </text:list>
      <text:p text:style-name="P3"><text:s text:c="12"/>Principais atividades:</text:p>
      <text:p text:style-name="P17">1) Planejar metodologias de tarefas de ensino em matemática, incluindo a preparação de materiais didáticos, ex: “Provas anteriores do ENEM” <text:s/>voltados para o Exame Nacional do <text:s/>Ensino Médio (ENEM) e avaliação de trabalhos escolares, bem como na manutenção de equipamentos e/ou materiais destinados a tal fim. <text:line-break/></text:p>
      <text:p text:style-name="P3"><text:tab/> 2) realizar trabalhos práticos e/ou complementares de interesse da disciplina.<text:line-break/><text:tab/> Auxiliar os alunos, orientando-os em trabalhos de laboratório, biblioteca, campo e outros compatíveis com o seu nível de conhecimento e experiência. </text:p>
      <text:list xml:id="list123503615512208" text:continue-numbering="true" text:style-name="WWNum1">
        <text:list-item>
          <text:p text:style-name="P9"><text:span text:style-name="T2">[2014-2015] – Universidade Federal de Lavras</text:span><text:span text:style-name="T1"><text:line-break/>Cargo: Monitor em Geometria Analítica e Álgebra Linear.<text:line-break/>Principais atividades:</text:span></text:p>
        </text:list-item>
      </text:list>
      <text:p text:style-name="P3">1) Planejamento e execução de metodologias de tarefas de ensino em Geometria, Álgebra, incluindo exercícos incluindo vetores, planos, retas, cônicas, quadricas, Coordenadas Poláres, Cilindricas e Esféricas. Incluindo a preparação de material didáticos voltados para a avaliação dos graduandos nos cursos correlacioados a ciências exatas(Matemática, Física, Ciências da Computação, Engenharias em Geral) <text:s/>e avaliação de trabalhos / Listas de exercícios, bem como na manutenção de equipamentos e/ou materiais destinados a tal fim. <text:line-break/></text:p>
      <text:p text:style-name="P3">2) Realizar trabalhos práticos e/ou complementares de interesse da disciplina.<text:line-break/></text:p>
      <text:p text:style-name="P3">3) Auxiliar os alunos, orientando-os em trabalhos de laboratório, biblioteca, campo e outros compatíveis com o seu nível de conhecimento e experiência.</text:p>
      <text:p text:style-name="P3"/>
      <text:list xml:id="list123503589367445" text:continue-numbering="true" text:style-name="WWNum1">
        <text:list-item>
          <text:p text:style-name="P11"><text:span text:style-name="T2">[2012-2014] – Marcos Carpintaria e Marcenária. </text:span><text:span text:style-name="T1"><text:line-break/></text:span><text:bookmark-start text:name="__DdeLink__152_605606371"/><text:span text:style-name="T1">Cargo: Ajudante em Marcenaria e Carpintaria.<text:line-break/>Principais atividades: </text:span><text:bookmark-end text:name="__DdeLink__152_605606371"/><text:span text:style-name="T1">O ajudante de Marcenaria, Carpintaria de Telhados inclui medição, corte e instalação de componentes em uma residência ou prédio comercial, incluindo piso, escada, sistemas de paredes e telhados. Também pode incluir janelas e portas, materiais para telhados, componentes de acabamentos interiores e exteriores, e itens de precisão para o trabalho de aparagem e moldagem.</text:span></text:p>
        </text:list-item>
        <text:list-item>
          <text:p text:style-name="P11"><text:span text:style-name="T2">[2008-2010] – Universidade Federal de Lavras</text:span><text:span text:style-name="T1"><text:line-break/>Cargo: Iniciação Científica no Laboratório de Matemática<text:line-break/>Principais atividades: </text:span></text:p>
        </text:list-item>
      </text:list>
      <text:p text:style-name="P17"><text:soft-page-break/>1) Cabe ao bolsista em conjunto com o coordenador do projeto, gerar um produto final do período de execução da bolsa, como resumos e artigos científicos, projetos técnicos, publicações tecnológicas, desenvolvimento de aplicativos, de materiais didáticos e institucionais e de produtos, processos e técnicas, produção de programas de mídia, editoria, relatórios finais de pesquisa, softwares, estudos de caso, relatórios técnicos, manual de operação técnica, projeto de aplicação ou adequação tecnológica ou projetos de inovação tecnológica e organizacional. (Caso durante a execução das atividades da bolsa, o estudante receba orientações oficiais de mais de um coordenador será necessário constar as atividades e nomes de todos os orientadores no trabalho, incluindo períodos de orientação. Entende-se por orientações oficias os vínculos de orientação no Sistema Integrado de Gestão).</text:p>
      <text:p text:style-name="P17">2) Ensino de tecnologias de aprendizado para a interpretação de fenomênos matemáticos, utilização de uma planilha dinâmica, <text:s/>através do <text:s/>software livre Geogebra.</text:p>
      <text:list xml:id="list123503183341992" text:continue-numbering="true" text:style-name="WWNum1">
        <text:list-item>
          <text:p text:style-name="P14">[2004-2006] – Agente Jovem</text:p>
        </text:list-item>
      </text:list>
      <text:p text:style-name="P17">Cargo: Iniciação Científica no laboratório de matemática<text:line-break/>Principais atividades: Aprendiz na Secretária Municipal <text:s/>de Assuntos Jurídicos(SEMAJUR) escritório Jurídico na Prefeitura Municipal de Águas da Prata Municipio de Águas da Prata-SP.</text:p>
      <text:p text:style-name="P17">Organização das Atas, Leis Municipais.</text:p>
      <text:list xml:id="list123502561389487" text:continue-numbering="true" text:style-name="WWNum1">
        <text:list-item>
          <text:p text:style-name="P16"><text:s/>Aprendizado e utilização de softwares, (Microsof Word, Power Point, Excel).</text:p>
        </text:list-item>
      </text:list>
      <text:p text:style-name="P6">qualificações e atividades complementares</text:p>
      <text:p text:style-name="P6"><draw:custom-shape text:anchor-type="paragraph" draw:z-index="6" draw:name="Conector de seta reta 4" draw:style-name="gr3" draw:text-style-name="P21" svg:width="15.765cm" svg:height="0.022cm" svg:x="0.011cm" svg:y="0.37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line-break/></text:p>
      <text:list xml:id="list123502981573515" text:continue-numbering="true" text:style-name="WWNum1">
        <text:list-item>
          <text:p text:style-name="P10">[Organizador] ([Universidade Federal de Lavras], conclusão em [2016 Organizador do UFLA de portas abertas]).</text:p>
        </text:list-item>
        <text:list-item>
          <text:p text:style-name="P10">[HTML5] ([Trainning Education], conclusão em [2016, Curso de Desenvolvimento em html utilizando o sublime-text e/ou notpad++]).</text:p>
        </text:list-item>
        <text:list-item>
          <text:p text:style-name="P10">[Participante] ([Universidade Federal de Lavras], conclusão em [2016, Participante de Palestras e Minicurso da III Semana de Tecnologia da Informação (SETI) UFLA]).</text:p>
        </text:list-item>
        <text:list-item>
          <text:p text:style-name="P16">[Participante] ([Universidade Federal de Lavras], conclusão em [2015, Participante de Palestras e Minicurso da III Semana de Tecnologia da Informação (SETI) UFLA]).</text:p>
        </text:list-item>
        <text:list-item>
          <text:p text:style-name="P16">[Participante] ([Capes MEO], conclusão em [2014, Participante da Palestras e Minicurso da III Semana de Tecnologia da Informação (SETI) UFLA]).</text:p>
        </text:list-item>
        <text:list-item>
          <text:p text:style-name="P16">[Participante] ([Capes MEO], conclusão em [2015, <text:s/>Participante do curso de Inglês <text:s/>MyEnglishOnline]).</text:p>
        </text:list-item>
      </text:list>
      <text:p text:style-name="P6"/>
      <text:p text:style-name="P6">INFORMAÇÕES ADICIONAIS</text:p>
      <text:p text:style-name="P6"><draw:custom-shape text:anchor-type="paragraph" draw:z-index="7" draw:name="Conector de seta reta 3" draw:style-name="gr4" draw:text-style-name="P21" svg:width="15.765cm" svg:height="0.022cm" svg:x="0.011cm" svg:y="0.37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line-break/></text:p>
      <text:list xml:id="list123503371194352" text:continue-numbering="true" text:style-name="WWNum1">
        <text:list-item>
          <text:p text:style-name="P10">[Praticante de Esportes,Música e Leitura]</text:p>
        </text:list-item>
      </text:list>
      <text:p text:style-name="P3"/>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0pt" fo:language="pt" fo:country="BR" style:letter-kerning="false" style:font-name-asian="Arial1" style:font-size-asian="10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0pt" fo:language="pt" fo:country="BR" style:letter-kerning="false" style:font-name-asian="Arial1" style:font-size-asian="10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punctuation-wrap="simple" style:writing-mode="lr-tb"/>
      <style:text-properties fo:color="#000000"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fo:color="#414751" style:font-name="Century Schoolbook" fo:font-family="'Century Schoolbook'" style:font-family-generic="roman" style:font-pitch="variable" fo:font-size="10pt"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Seção" style:family="paragraph" style:parent-style-name="Standard" style:default-outline-level="">
      <style:paragraph-properties fo:margin-top="0.353cm" fo:margin-bottom="0cm" loext:contextual-spacing="true" fo:line-height="100%"/>
      <style:text-properties fo:text-transform="uppercase" fo:color="#575f6d" style:font-name="Century Schoolbook" fo:font-family="'Century Schoolbook'" style:font-family-generic="roman" style:font-pitch="variable" fo:font-size="10pt" fo:letter-spacing="0.018cm"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nk_20_da_20_Internet" style:display-name="Link da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 style:display-name="ListLabel 7" style:family="text">
      <style:text-properties style:font-name="Verdana" fo:font-family="Verdana" style:font-family-generic="roman" style:font-pitch="variable" fo:font-weight="bold" style:font-weight-asian="bold"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Verdana" fo:font-family="Verdana"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Verdana" fo:font-family="Verdana" style:font-family-generic="roman" style:font-pitch="variable" fo:font-weight="bold" style:font-weight-asian="bold"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fo:font-weight="bold" style:font-weight-asian="bold"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fo:font-weight="bold" style:font-weight-asian="bold"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fo:font-weight="bold" style:font-weight-asian="bold"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fo:font-weight="bold" style:font-weight-asian="bold"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fo:font-weight="bold" style:font-weight-asian="bold"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fo:font-weight="bold" style:font-weight-asian="bold"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fo:font-weight="bold" style:font-weight-asian="bold"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fo:font-weight="bold" style:font-weight-asian="bold"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fo:color="#00000a" style:font-name="Verdana" fo:font-family="Verdana"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8" style:display-name="ListLabel 188" style:family="text">
      <style:text-properties fo:font-weight="bold" style:font-weight-asian="bold"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Courier New1" style:font-family-complex="'Courier New'"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fo:color="#00000a" style:font-name="Verdana" fo:font-family="Verdana" style:font-family-generic="roman" style:font-pitch="variable"/>
    </style:style>
    <style:style style:name="ListLabel_20_207" style:display-name="ListLabel 207" style:family="text">
      <style:text-properties fo:font-weight="bold" style:font-weight-asian="bold" style:font-name-complex="Symbol1"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Courier New1" style:font-family-complex="'Courier New'"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fo:color="#00000a" style:font-name="Verdana" fo:font-family="Verdan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0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0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6"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1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18"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19"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2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21"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22"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2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24"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1.27cm" loext:contextual-spacing="false" fo:line-height="100%" fo:text-align="end"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58" style:layout-grid-base-height="0.423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draw:frame draw:style-name="Mfr1" draw:name="image03.png" text:anchor-type="char" svg:x="-2.566cm" svg:y="-0.185cm" svg:width="21.001cm" svg:height="0.529cm" draw:z-index="2"><draw:image xlink:href="Pictures/10000000000004330000002166D7CF892CF143D2.png" xlink:type="simple" xlink:show="embed" xlink:actuate="onLoad" loext:mime-type="image/png"/><svg:desc>53.png</svg:desc></draw:frame></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5:56:00</meta:creation-date>
    <dc:language>pt-BR</dc:language>
    <dc:date>2018-10-30T12:34:14.357989029</dc:date>
    <meta:editing-cycles>88</meta:editing-cycles>
    <meta:editing-duration>PT9H9M21S</meta:editing-duration>
    <meta:generator>LibreOffice/6.1.2.1$Linux_X86_64 LibreOffice_project/10$Build-1</meta:generator>
    <meta:document-statistic meta:table-count="0" meta:image-count="1" meta:object-count="0" meta:page-count="3" meta:paragraph-count="52" meta:word-count="872" meta:character-count="6485" meta:non-whitespace-character-count="5621"/>
    <meta:user-defined meta:name="AppVersion">14.0000</meta:user-defined>
    <meta:user-defined meta:name="Company">LUFF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